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f4366" officeooo:paragraph-rsid="001f4366"/>
    </style:style>
    <style:style style:name="P2" style:family="paragraph" style:parent-style-name="Standard">
      <style:text-properties officeooo:rsid="001f4366" officeooo:paragraph-rsid="0023ecf9"/>
    </style:style>
    <style:style style:name="P3" style:family="paragraph" style:parent-style-name="Standard">
      <style:paragraph-properties fo:text-align="center" style:justify-single-word="false"/>
      <style:text-properties style:text-underline-style="solid" style:text-underline-width="auto" style:text-underline-color="font-color" officeooo:rsid="001f4366" officeooo:paragraph-rsid="001f4366"/>
    </style:style>
    <style:style style:name="P4" style:family="paragraph" style:parent-style-name="Standard">
      <style:text-properties fo:language="en" fo:country="US" officeooo:rsid="001f4366" officeooo:paragraph-rsid="001f4366"/>
    </style:style>
    <style:style style:name="P5" style:family="paragraph" style:parent-style-name="Standard">
      <style:text-properties fo:language="en" fo:country="US" officeooo:rsid="0020b790" officeooo:paragraph-rsid="0020b790"/>
    </style:style>
    <style:style style:name="P6" style:family="paragraph" style:parent-style-name="Standard">
      <style:text-properties fo:language="en" fo:country="US" officeooo:rsid="002276cd" officeooo:paragraph-rsid="002276cd"/>
    </style:style>
    <style:style style:name="T1" style:family="text">
      <style:text-properties style:text-position="super 58%"/>
    </style:style>
    <style:style style:name="T2" style:family="text">
      <style:text-properties style:text-position="super 58%" fo:language="en" fo:country="US"/>
    </style:style>
    <style:style style:name="T3" style:family="text">
      <style:text-properties style:text-position="super 58%" fo:language="en" fo:country="US" officeooo:rsid="0025762b"/>
    </style:style>
    <style:style style:name="T4" style:family="text">
      <style:text-properties style:text-position="0% 100%"/>
    </style:style>
    <style:style style:name="T5" style:family="text">
      <style:text-properties officeooo:rsid="0020b790"/>
    </style:style>
    <style:style style:name="T6" style:family="text">
      <style:text-properties fo:language="en" fo:country="US"/>
    </style:style>
    <style:style style:name="T7" style:family="text">
      <style:text-properties fo:language="en" fo:country="US" officeooo:rsid="0020b790"/>
    </style:style>
    <style:style style:name="T8" style:family="text">
      <style:text-properties fo:language="en" fo:country="US" officeooo:rsid="0022a0b3"/>
    </style:style>
    <style:style style:name="T9" style:family="text">
      <style:text-properties fo:language="en" fo:country="US" officeooo:rsid="0023ecf9"/>
    </style:style>
    <style:style style:name="T10" style:family="text">
      <style:text-properties fo:language="en" fo:country="US" officeooo:rsid="0025762b"/>
    </style:style>
    <style:style style:name="T11" style:family="text">
      <style:text-properties officeooo:rsid="002140d7"/>
    </style:style>
    <style:style style:name="T12" style:family="text">
      <style:text-properties officeooo:rsid="0022a0b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Selma</text:p>
      <text:p text:style-name="P1"/>
      <text:p text:style-name="P1"><text:a xlink:type="simple" xlink:href="https://www.youtube.com/watch?v=smx-Sk3PzzI" text:style-name="Internet_20_link" text:visited-style-name="Visited_20_Internet_20_Link">https://www.youtube.com/watch?v=smx-Sk3PzzI</text:a></text:p>
      <text:p text:style-name="P1"/>
      <text:p text:style-name="P2"><text:span text:style-name="T6">Following continuous unpunished racially motivated murders, intimidation, the violation of Afro Americans’ voting rights (when you were born in the USA, you have the automatic right to vote provided you are the right age), Dr. Martin Luther King decided to organize non violent actions such as peaceful demonstrations, marches. Moreover segregation is the normal way of life in the Southern states (Alabama, Mississipi, South Carolina, </text:span><text:span text:style-name="T7">Louisiana, Georgia, Virginia</text:span><text:span text:style-name="T6">) of the USA where their economy used to be based on slavery (abolished on 6</text:span><text:span text:style-name="T2">th</text:span><text:span text:style-name="T6"> December 1865 - 13</text:span><text:span text:style-name="T2">th</text:span><text:span text:style-name="T6"> amendment of the Constitution by President Abraham Lincoln). Dr. Martin Luther King wanted to eradicate discrimination as well. </text:span><text:span text:style-name="T8">He made one of the greatest speech ever ‘I have a Dream’ in Washinghton D. C. </text:span><text:span text:style-name="T10">on 28</text:span><text:span text:style-name="T3">th</text:span><text:span text:style-name="T10"> August</text:span><text:span text:style-name="T9"> 1963.</text:span></text:p>
      <text:p text:style-name="P4"><text:span text:style-name="T5">Martin Luther King organized a march from the town of Selma to the city of Montgomery in Alabama. </text:span>People from varied walk of life joined in. They <text:span text:style-name="T5">got jailed and </text:span>greatly suffered from gratuitous violence from the police and white folks, that was broadcasted on TV all around the country, and was the front page news in newspapers. Actually the events that happened in the Southern states of the USA hit the front page of the news in Europe. <text:span text:style-name="T5">The movie told about his doubts, his actions in order to get this march done to get people and president Johnson interested in the Afro Americans’ struggles. </text:span></text:p>
      <text:p text:style-name="P5">Martin Luther King’s actions managed to change the USA for ever as in 1965 the Voting Right Act was passed to enforce the 15<text:span text:style-name="T1">th</text:span> Amendment of the Constitution <text:span text:style-name="T11">thanks to which the Afro Americans can vote. </text:span></text:p>
      <text:p text:style-name="P6">Dr. Martin Luther King was murdered in Memphis in 1968. </text:p>
      <text:p text:style-name="P5"/>
      <text:p text:style-name="P4">https://www.youtube.com/watch?v=qHc3FY9il1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11T13:21:14.725000000</meta:creation-date>
    <dc:date>2024-03-11T14:14:27.923000000</dc:date>
    <meta:editing-duration>PT53M10S</meta:editing-duration>
    <meta:editing-cycles>7</meta:editing-cycles>
    <meta:generator>LibreOffice/7.5.9.2$Windows_X86_64 LibreOffice_project/cdeefe45c17511d326101eed8008ac4092f278a9</meta:generator>
    <meta:document-statistic meta:table-count="0" meta:image-count="0" meta:object-count="0" meta:page-count="1" meta:paragraph-count="7" meta:word-count="280" meta:character-count="1737" meta:non-whitespace-character-count="1461"/>
  </office:meta>
</office:document-meta>
</file>